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8000001A8C19B951CAF9FDCB3.png" manifest:media-type="image/png"/>
  <manifest:file-entry manifest:full-path="Pictures/100005F900002BCC00002BCCCB54E67C38E2A934.svg" manifest:media-type="image/svg+xml"/>
  <manifest:file-entry manifest:full-path="Pictures/10000001000001110000005D3776561E87C72694.png" manifest:media-type="image/png"/>
  <manifest:file-entry manifest:full-path="Pictures/1000077200001C370000099D6C304212E6C94549.svg" manifest:media-type="image/svg+xml"/>
  <manifest:file-entry manifest:full-path="Pictures/1000000100000101000001016EAA75579C37FDAA.png" manifest:media-type="image/png"/>
  <manifest:file-entry manifest:full-path="Pictures/100005E300001A9000001A90F2E997792F12BF61.svg" manifest:media-type="image/svg+xml"/>
  <manifest:file-entry manifest:full-path="Pictures/10000001000000B00000009CC097C1919E70FC27.png" manifest:media-type="image/png"/>
  <manifest:file-entry manifest:full-path="Pictures/100005FC00001231000010202405D47FC0936215.svg" manifest:media-type="image/svg+xml"/>
  <manifest:file-entry manifest:full-path="Pictures/10000001000003E80000019BB60080BCB5B440B9.png" manifest:media-type="image/png"/>
  <manifest:file-entry manifest:full-path="Pictures/1000038300007FA40000432EF4B0B7BE5C0023D1.svg" manifest:media-type="image/svg+xml"/>
  <manifest:file-entry manifest:full-path="Pictures/1009AF0200003F40000011E08C9F1BD74030CE29.svg" manifest:media-type="image/svg+xml"/>
  <manifest:file-entry manifest:full-path="Pictures/10000001000003CF00000201AB24966CC1CF28F4.png" manifest:media-type="image/png"/>
  <manifest:file-entry manifest:full-path="Pictures/100001760000108900000B79DB4416C24F43060A.svg" manifest:media-type="image/svg+xml"/>
  <manifest:file-entry manifest:full-path="Pictures/10000001000000A00000006F7E7ED6691E3BD2D5.png" manifest:media-type="image/png"/>
  <manifest:file-entry manifest:full-path="Pictures/100000010000037E0000022FF4156DC66E9180E0.png" manifest:media-type="image/png"/>
  <manifest:file-entry manifest:full-path="Pictures/10000001000002C3000002C32430CD15F54DD70E.png" manifest:media-type="image/png"/>
  <manifest:file-entry manifest:full-path="Pictures/100014B50000B3400000B340EC9087352326F482.svg" manifest:media-type="image/svg+xml"/>
  <manifest:file-entry manifest:full-path="Pictures/1000000100000065000000170E6D841E488248DE.png" manifest:media-type="image/png"/>
  <manifest:file-entry manifest:full-path="Pictures/100165C50000635200003E1D22DB4EE58F756243.svg" manifest:media-type="image/svg+xml"/>
  <manifest:file-entry manifest:full-path="Pictures/10001E6D00000A7000000261A295257D820FEC48.svg" manifest:media-type="image/svg+xml"/>
  <manifest:file-entry manifest:full-path="Pictures/100010910000676100002A7CF72AB346133E7DAF.svg" manifest:media-type="image/svg+xml"/>
  <manifest:file-entry manifest:full-path="Pictures/1000000100000264000000ADA309DB9938A7D5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7.75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023f62" loext:opacity="100%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023f62" loext:opacity="100%"/>
    </style:style>
    <style:style style:name="P3" style:family="paragraph">
      <loext:graphic-properties draw:fill="none" draw:fill-color="#ffffff"/>
      <style:paragraph-properties style:writing-mode="lr-tb"/>
      <style:text-properties fo:text-transform="uppercase" fo:color="#023f62" loext:opacity="100%" style:font-name="Droid Sans" fo:font-size="350pt" fo:letter-spacing="0.6cm" fo:font-weight="bold" style:font-size-asian="350pt" style:font-weight-asian="bold" style:font-size-complex="350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text-transform="uppercase" fo:color="#023f62" loext:opacity="100%" style:font-name="Droid Sans" fo:font-size="400pt" fo:letter-spacing="0.6cm" fo:font-weight="bold" style:font-size-asian="400pt" style:font-weight-asian="bold" style:font-size-complex="4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3" draw:layer="TExto" svg:width="115.75cm" svg:height="88cm" svg:x="5.25cm" svg:y="1cm">
          <draw:text-box>
            <text:p text:style-name="P1"><text:span text:style-name="T1">Internet</text:span></text:p>
            <text:p text:style-name="P1"><text:span text:style-name="T1">Recargas</text:span></text:p>
            <text:p text:style-name="P2"><text:span text:style-name="T1">Llamadas</text:span></text:p>
            <text:p text:style-name="P1"><text:span text:style-name="T1">Impresiones</text:span></text:p>
            <text:p text:style-name="P1"><text:span text:style-name="T1">Copias</text:span></text:p>
          </draw:text-box>
        </draw:frame>
        <draw:frame draw:style-name="gr2" draw:text-style-name="P4" draw:layer="Imágenes" svg:width="13cm" svg:height="8.13cm" svg:x="87.5cm" svg:y="38cm">
          <draw:image xlink:href="Pictures/100165C50000635200003E1D22DB4EE58F756243.svg" xlink:type="simple" xlink:show="embed" xlink:actuate="onLoad" draw:mime-type="image/svg+xml">
            <text:p/>
          </draw:image>
          <draw:image xlink:href="Pictures/100000010000037E0000022FF4156DC66E9180E0.png" xlink:type="simple" xlink:show="embed" xlink:actuate="onLoad" draw:mime-type="image/png"/>
        </draw:frame>
        <draw:frame draw:style-name="gr2" draw:text-style-name="P4" draw:layer="Imágenes" svg:width="15.2cm" svg:height="8cm" svg:x="103.8cm" svg:y="38cm">
          <draw:image xlink:href="Pictures/1000038300007FA40000432EF4B0B7BE5C0023D1.svg" xlink:type="simple" xlink:show="embed" xlink:actuate="onLoad" draw:mime-type="image/svg+xml">
            <text:p/>
          </draw:image>
          <draw:image xlink:href="Pictures/10000001000003CF00000201AB24966CC1CF28F4.png" xlink:type="simple" xlink:show="embed" xlink:actuate="onLoad" draw:mime-type="image/png"/>
        </draw:frame>
        <draw:frame draw:style-name="gr2" draw:text-style-name="P4" draw:layer="Imágenes" svg:width="12.889cm" svg:height="8.942cm" svg:x="82.35cm" svg:y="4.558cm">
          <draw:image xlink:href="Pictures/100001760000108900000B79DB4416C24F43060A.svg" xlink:type="simple" xlink:show="embed" xlink:actuate="onLoad" draw:mime-type="image/svg+xml">
            <text:p/>
          </draw:image>
          <draw:image xlink:href="Pictures/10000001000000A00000006F7E7ED6691E3BD2D5.png" xlink:type="simple" xlink:show="embed" xlink:actuate="onLoad" draw:mime-type="image/png"/>
        </draw:frame>
        <draw:frame draw:style-name="gr2" draw:text-style-name="P4" draw:layer="Imágenes" svg:width="10.315cm" svg:height="10.315cm" svg:x="97.735cm" svg:y="3.935cm">
          <draw:image xlink:href="Pictures/100014B50000B3400000B340EC9087352326F482.svg" xlink:type="simple" xlink:show="embed" xlink:actuate="onLoad" draw:mime-type="image/svg+xml">
            <text:p/>
          </draw:image>
          <draw:image xlink:href="Pictures/10000001000002C3000002C32430CD15F54DD70E.png" xlink:type="simple" xlink:show="embed" xlink:actuate="onLoad" draw:mime-type="image/png"/>
        </draw:frame>
        <draw:frame draw:style-name="gr2" draw:text-style-name="P4" draw:layer="Imágenes" svg:width="23.67cm" svg:height="5.388cm" svg:x="81.58cm" svg:y="20.612cm">
          <draw:image xlink:href="Pictures/10001E6D00000A7000000261A295257D820FEC48.svg" xlink:type="simple" xlink:show="embed" xlink:actuate="onLoad" draw:mime-type="image/svg+xml">
            <text:p/>
          </draw:image>
          <draw:image xlink:href="Pictures/1000000100000065000000170E6D841E488248DE.png" xlink:type="simple" xlink:show="embed" xlink:actuate="onLoad" draw:mime-type="image/png"/>
          <svg:title>Telecel logo</svg:title>
        </draw:frame>
        <draw:frame draw:style-name="gr2" draw:text-style-name="P4" draw:layer="Imágenes" svg:width="20.279cm" svg:height="5.73cm" svg:x="98.135cm" svg:y="25cm">
          <draw:image xlink:href="Pictures/1009AF0200003F40000011E08C9F1BD74030CE29.svg" xlink:type="simple" xlink:show="embed" xlink:actuate="onLoad" draw:mime-type="image/svg+xml">
            <text:p/>
          </draw:image>
          <draw:image xlink:href="Pictures/1000000100000264000000ADA309DB9938A7D519.png" xlink:type="simple" xlink:show="embed" xlink:actuate="onLoad" draw:mime-type="image/png"/>
        </draw:frame>
        <draw:frame draw:style-name="gr2" draw:text-style-name="P4" draw:layer="Imágenes" svg:width="9.754cm" svg:height="4.009cm" svg:x="86.996cm" svg:y="26.991cm">
          <draw:image xlink:href="Pictures/100010910000676100002A7CF72AB346133E7DAF.svg" xlink:type="simple" xlink:show="embed" xlink:actuate="onLoad" draw:mime-type="image/svg+xml">
            <text:p/>
          </draw:image>
          <draw:image xlink:href="Pictures/10000001000003E80000019BB60080BCB5B440B9.png" xlink:type="simple" xlink:show="embed" xlink:actuate="onLoad" draw:mime-type="image/png"/>
        </draw:frame>
        <draw:frame draw:style-name="gr2" draw:text-style-name="P4" draw:layer="Imágenes" svg:width="19.367cm" svg:height="17.167cm" svg:x="96.133cm" svg:y="68.333cm">
          <draw:image xlink:href="Pictures/100005FC00001231000010202405D47FC0936215.svg" xlink:type="simple" xlink:show="embed" xlink:actuate="onLoad" draw:mime-type="image/svg+xml">
            <text:p/>
          </draw:image>
          <draw:image xlink:href="Pictures/10000001000000B00000009CC097C1919E70FC27.png" xlink:type="simple" xlink:show="embed" xlink:actuate="onLoad" draw:mime-type="image/png"/>
        </draw:frame>
        <draw:frame draw:style-name="gr2" draw:text-style-name="P4" draw:layer="Imágenes" svg:width="8.299cm" svg:height="8.299cm" svg:x="110.5cm" svg:y="4.5cm">
          <draw:image xlink:href="Pictures/100005E300001A9000001A90F2E997792F12BF61.svg" xlink:type="simple" xlink:show="embed" xlink:actuate="onLoad" draw:mime-type="image/svg+xml">
            <text:p/>
          </draw:image>
          <draw:image xlink:href="Pictures/1000000100000101000001016EAA75579C37FDAA.png" xlink:type="simple" xlink:show="embed" xlink:actuate="onLoad" draw:mime-type="image/png"/>
        </draw:frame>
        <draw:frame draw:style-name="gr2" draw:text-style-name="P4" draw:layer="Imágenes" svg:width="14.561cm" svg:height="4.96cm" svg:x="104.5cm" svg:y="14.75cm">
          <draw:image xlink:href="Pictures/1000077200001C370000099D6C304212E6C94549.svg" xlink:type="simple" xlink:show="embed" xlink:actuate="onLoad" draw:mime-type="image/svg+xml">
            <text:p/>
          </draw:image>
          <draw:image xlink:href="Pictures/10000001000001110000005D3776561E87C72694.png" xlink:type="simple" xlink:show="embed" xlink:actuate="onLoad" draw:mime-type="image/png"/>
        </draw:frame>
        <draw:frame draw:style-name="gr2" draw:text-style-name="P4" draw:layer="Imágenes" svg:width="16.961cm" svg:height="16.961cm" svg:x="68.289cm" svg:y="68.539cm">
          <draw:image xlink:href="Pictures/100005F900002BCC00002BCCCB54E67C38E2A934.svg" xlink:type="simple" xlink:show="embed" xlink:actuate="onLoad" draw:mime-type="image/svg+xml">
            <text:p/>
          </draw:image>
          <draw:image xlink:href="Pictures/10000001000001A8000001A8C19B951CAF9FDCB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2cm" fo:page-height="9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Texto</svg:title>
      </draw:layer>
      <draw:layer draw:name="background"/>
      <draw:layer draw:name="backgroundobjects"/>
      <draw:layer draw:name="controls"/>
      <draw:layer draw:name="measurelines"/>
      <draw:layer draw:name="TExto"/>
      <draw:layer draw:name="Imáge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5T16:30:22.193237087</meta:creation-date>
    <dc:date>2022-11-25T17:13:49.153371948</dc:date>
    <meta:editing-duration>PT43M26S</meta:editing-duration>
    <meta:editing-cycles>5</meta:editing-cycles>
    <meta:generator>LibreOffice/7.3.7.2$Linux_X86_64 LibreOffice_project/30$Build-2</meta:generator>
    <meta:document-statistic meta:object-count="12"/>
  </office:meta>
</office:document-meta>
</file>